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Oxygen-Sans, Ubuntu, Cantarell, 'Helvetica Neue'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Menlo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3819304" text:style-name="L1">
        <text:list-item>
          <text:p text:style-name="P1">ba3e5f9fe970f930</text:p>
        </text:list-item>
        <text:list-item>
          <text:p text:style-name="P1">7049359045e43b94</text:p>
        </text:list-item>
        <text:list-item>
          <text:p text:style-name="P1">f9ecb5e76c5b1e41</text:p>
        </text:list-item>
        <text:list-item>
          <text:p text:style-name="P1">a1a46be495a7e57a</text:p>
        </text:list-item>
        <text:list-item>
          <text:p text:style-name="P1">cfb8c7bb2a440e2b</text:p>
        </text:list-item>
        <text:list-item>
          <text:p text:style-name="P1">5c1d7a76bdc2a648</text:p>
        </text:list-item>
        <text:list-item>
          <text:p text:style-name="P1">2a2ad2566dbb2751</text:p>
        </text:list-item>
        <text:list-item>
          <text:p text:style-name="P1">57480b8692b1a2b9</text:p>
        </text:list-item>
        <text:list-item>
          <text:p text:style-name="P1">6245e92cc7b175ca</text:p>
        </text:list-item>
        <text:list-item>
          <text:p text:style-name="P1">44b73afee38d1de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Oxygen-Sans, Ubuntu, Cantarell, 'Helvetica Neue'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59:06.397884780</meta:creation-date>
    <dc:date>2019-01-10T15:59:38.019509151</dc:date>
    <meta:editing-duration>PT32S</meta:editing-duration>
    <meta:editing-cycles>1</meta:editing-cycles>
    <meta:document-statistic meta:table-count="0" meta:image-count="0" meta:object-count="0" meta:page-count="1" meta:paragraph-count="10" meta:word-count="20" meta:character-count="170" meta:non-whitespace-character-count="170"/>
    <meta:generator>LibreOffice/6.1.3.2$Linux_X86_64 LibreOffice_project/10$Build-2</meta:generator>
  </office:meta>
</office:document-meta>
</file>